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size="130%">
        <mrow>
          <mo stretchy="false">⇔</mo>
        </mrow>
      </mstyle>
    </mrow>
    <annotation encoding="StarMath 5.0">size*1.3 dlrarr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3:45:13.767000000</meta:creation-date>
    <meta:generator>LibreOffice/4.1.4.2$Windows_x86 LibreOffice_project/0a0440ccc0227ad9829de5f46be37cfb6edcf72</meta:generator>
  </office:meta>
</office:document-meta>
</file>